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ebb9" officeooo:paragraph-rsid="0009ebb9"/>
    </style:style>
    <style:style style:name="P2" style:family="paragraph" style:parent-style-name="Standard">
      <style:text-properties officeooo:paragraph-rsid="000b4c96"/>
    </style:style>
    <style:style style:name="P3" style:family="paragraph" style:parent-style-name="Standard">
      <style:text-properties officeooo:rsid="000cb441" officeooo:paragraph-rsid="000cb441"/>
    </style:style>
    <style:style style:name="P4" style:family="paragraph" style:parent-style-name="Standard">
      <style:text-properties officeooo:rsid="000cb441" officeooo:paragraph-rsid="000da423"/>
    </style:style>
    <style:style style:name="P5" style:family="paragraph" style:parent-style-name="Standard">
      <style:text-properties officeooo:paragraph-rsid="000f0c28"/>
    </style:style>
    <style:style style:name="P6" style:family="paragraph" style:parent-style-name="Standard">
      <style:paragraph-properties fo:break-before="page"/>
      <style:text-properties officeooo:paragraph-rsid="000f0c28"/>
    </style:style>
    <style:style style:name="P7" style:family="paragraph" style:parent-style-name="Standard">
      <style:paragraph-properties fo:break-before="page"/>
      <style:text-properties officeooo:rsid="000f0c28" officeooo:paragraph-rsid="00103989"/>
    </style:style>
    <style:style style:name="P8" style:family="paragraph" style:parent-style-name="Standard">
      <style:text-properties officeooo:rsid="000f0c28" officeooo:paragraph-rsid="00103989"/>
    </style:style>
    <style:style style:name="P9" style:family="paragraph" style:parent-style-name="Standard">
      <style:text-properties officeooo:rsid="000f0c28" officeooo:paragraph-rsid="00122c61"/>
    </style:style>
    <style:style style:name="P10" style:family="paragraph" style:parent-style-name="Standard">
      <style:text-properties officeooo:rsid="000f0c28" officeooo:paragraph-rsid="0012f54f"/>
    </style:style>
    <style:style style:name="P11" style:family="paragraph" style:parent-style-name="Standard">
      <style:text-properties officeooo:rsid="0012f54f" officeooo:paragraph-rsid="0012f54f"/>
    </style:style>
    <style:style style:name="P12" style:family="paragraph" style:parent-style-name="Standard">
      <style:paragraph-properties fo:break-before="page"/>
      <style:text-properties officeooo:rsid="0012f54f" officeooo:paragraph-rsid="0012f54f"/>
    </style:style>
    <style:style style:name="P13" style:family="paragraph" style:parent-style-name="Standard">
      <style:text-properties officeooo:rsid="0012f54f" officeooo:paragraph-rsid="00145471"/>
    </style:style>
    <style:style style:name="P14" style:family="paragraph" style:parent-style-name="Standard">
      <style:text-properties officeooo:rsid="0012f54f" officeooo:paragraph-rsid="001645c5"/>
    </style:style>
    <style:style style:name="P15" style:family="paragraph" style:parent-style-name="Standard">
      <style:text-properties officeooo:rsid="0017fc5d" officeooo:paragraph-rsid="0017fc5d"/>
    </style:style>
    <style:style style:name="P16" style:family="paragraph" style:parent-style-name="Standard">
      <style:text-properties officeooo:paragraph-rsid="001fa896"/>
    </style:style>
    <style:style style:name="P17" style:family="paragraph" style:parent-style-name="Standard">
      <style:text-properties officeooo:rsid="000b46af" officeooo:paragraph-rsid="000b46af"/>
    </style:style>
    <style:style style:name="P18" style:family="paragraph" style:parent-style-name="Standard">
      <style:text-properties officeooo:rsid="00122c61" officeooo:paragraph-rsid="00122c61"/>
    </style:style>
    <style:style style:name="P19" style:family="paragraph" style:parent-style-name="Standard">
      <style:text-properties officeooo:rsid="00145471" officeooo:paragraph-rsid="00145471"/>
    </style:style>
    <style:style style:name="P20" style:family="paragraph" style:parent-style-name="Standard">
      <style:text-properties officeooo:rsid="00145471" officeooo:paragraph-rsid="001fa896"/>
    </style:style>
    <style:style style:name="P21" style:family="paragraph" style:parent-style-name="Standard">
      <style:text-properties officeooo:paragraph-rsid="00196673"/>
    </style:style>
    <style:style style:name="P22" style:family="paragraph" style:parent-style-name="Standard">
      <style:text-properties officeooo:paragraph-rsid="00145471"/>
    </style:style>
    <style:style style:name="P23" style:family="paragraph" style:parent-style-name="Standard">
      <style:text-properties officeooo:rsid="00236182" officeooo:paragraph-rsid="00236182"/>
    </style:style>
    <style:style style:name="P24" style:family="paragraph" style:parent-style-name="Standard">
      <style:text-properties officeooo:rsid="00236182" officeooo:paragraph-rsid="0023d4f7"/>
    </style:style>
    <style:style style:name="P25" style:family="paragraph" style:parent-style-name="Standard">
      <style:paragraph-properties fo:break-before="page"/>
      <style:text-properties officeooo:rsid="0023d4f7" officeooo:paragraph-rsid="0023d4f7"/>
    </style:style>
    <style:style style:name="P26" style:family="paragraph" style:parent-style-name="Standard">
      <style:text-properties officeooo:paragraph-rsid="00251ad7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9ebb9"/>
    </style:style>
    <style:style style:name="T2" style:family="text">
      <style:text-properties officeooo:rsid="000b46af"/>
    </style:style>
    <style:style style:name="T3" style:family="text">
      <style:text-properties officeooo:rsid="000b4c96"/>
    </style:style>
    <style:style style:name="T4" style:family="text">
      <style:text-properties officeooo:rsid="000bc96b"/>
    </style:style>
    <style:style style:name="T5" style:family="text">
      <style:text-properties officeooo:rsid="000cb441"/>
    </style:style>
    <style:style style:name="T6" style:family="text">
      <style:text-properties officeooo:rsid="000d361c"/>
    </style:style>
    <style:style style:name="T7" style:family="text">
      <style:text-properties officeooo:rsid="000da423"/>
    </style:style>
    <style:style style:name="T8" style:family="text">
      <style:text-properties officeooo:rsid="000f0c28"/>
    </style:style>
    <style:style style:name="T9" style:family="text">
      <style:text-properties officeooo:rsid="00103989"/>
    </style:style>
    <style:style style:name="T10" style:family="text">
      <style:text-properties officeooo:rsid="00122c61"/>
    </style:style>
    <style:style style:name="T11" style:family="text">
      <style:text-properties officeooo:rsid="001261ac"/>
    </style:style>
    <style:style style:name="T12" style:family="text">
      <style:text-properties officeooo:rsid="0012f54f"/>
    </style:style>
    <style:style style:name="T13" style:family="text">
      <style:text-properties officeooo:rsid="00145471"/>
    </style:style>
    <style:style style:name="T14" style:family="text">
      <style:text-properties officeooo:rsid="001645c5"/>
    </style:style>
    <style:style style:name="T15" style:family="text">
      <style:text-properties officeooo:rsid="0017fc5d"/>
    </style:style>
    <style:style style:name="T16" style:family="text">
      <style:text-properties officeooo:rsid="00196673"/>
    </style:style>
    <style:style style:name="T17" style:family="text">
      <style:text-properties officeooo:rsid="001be5b0"/>
    </style:style>
    <style:style style:name="T18" style:family="text">
      <style:text-properties officeooo:rsid="001d16c0"/>
    </style:style>
    <style:style style:name="T19" style:family="text">
      <style:text-properties officeooo:rsid="001d5d13"/>
    </style:style>
    <style:style style:name="T20" style:family="text">
      <style:text-properties officeooo:rsid="001fa896"/>
    </style:style>
    <style:style style:name="T21" style:family="text">
      <style:text-properties officeooo:rsid="00236182"/>
    </style:style>
    <style:style style:name="T22" style:family="text">
      <style:text-properties officeooo:rsid="0023d4f7"/>
    </style:style>
    <style:style style:name="T23" style:family="text">
      <style:text-properties officeooo:rsid="00251a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<text:line-break/><text:line-break/>je vous présente <text:span text:style-name="T16">ZMMAP</text:span> une utilisation MMAP <text:s/>avec zig.<text:line-break/><text:line-break/>Premièrement je vais vous parler de *LDA une fonction que vous avez avec IBM de l’os AS400,</text:p>
      <text:p text:style-name="P21"><text:span text:style-name="T1"><text:line-break/>c’est un</text:span><text:span text:style-name="T16">e</text:span><text:span text:style-name="T1"> «locale data area» permettant d’avoir librement une </text:span><text:span text:style-name="T16">définition de type </text:span><text:span text:style-name="T1">structure <text:s/>pour communiquer avec une autre entité par exemple 2 programmes ou job.<text:line-break/><text:line-break/>En général dans une entreprise on détermine une structure couvrant un très large spectre commun,<text:line-break/></text:span><text:span text:style-name="T2">donc pour bien comprendre , nous avons un modul</text:span><text:span text:style-name="T3">e</text:span><text:span text:style-name="T2"> </text:span><text:span text:style-name="T16">CRYPTO</text:span><text:span text:style-name="T2">, </text:span><text:span text:style-name="T3">un module </text:span><text:span text:style-name="T16">CALLPGM</text:span><text:span text:style-name="T3">, </text:span><text:span text:style-name="T2">un module MMAP </text:span><text:span text:style-name="T3">et une structure UDS (unification data structure : référence à <text:s/>IBM ).</text:span><text:span text:style-name="T1"><text:line-break/><text:line-break/>MMAP :<text:line-break/>un espace mémoire avec un enregistrement tel un fichier, d’accès ultra-rapide.<text:line-break/>Le problème souvent avoué </text:span><text:span text:style-name="T2">est l’insécurité confidentielle du document. C’est pour cela que j’utilise la cryptographie de ZIG <text:line-break/>référence </text:span><text:a xlink:type="simple" xlink:href="../référence%20https://github.com/ziglang/zig/blob/master/lib/std/crypto/aes_gcm.zig" text:style-name="Internet_20_link" text:visited-style-name="Visited_20_Internet_20_Link"><text:span text:style-name="T2">aes_gcm.zig</text:span></text:a></text:p>
      <text:p text:style-name="P17"><text:line-break/>CALLPGM</text:p>
      <text:p text:style-name="P2"><text:span text:style-name="T2">un module qui permet d’appeler un autre </text:span><text:span text:style-name="T3">processus </text:span><text:span text:style-name="T2">indépendant utilisant la fonction <text:line-break/>std.ChildProcess.spawnAndWait </text:span><text:span text:style-name="T3">ceci permettant de faire de la programmation modulaire</text:span><text:line-break/><text:span text:style-name="T3"><text:line-break/></text:span><text:span text:style-name="T8">CRYTO :<text:line-break/>je ne parlerais pas du module cryptographique <text:s/>c’est une copie que j’ai prise sur le master de « Zig-lang » et adapté ou seul la data est prise en compte pour plus de renseignement veuillez aller sur le site « Zig-lang » </text:span></text:p>
      <text:p text:style-name="P6"><text:span text:style-name="T8">=======================================================================</text:span><text:span text:style-name="T3"><text:line-break/>le processus :</text:span></text:p>
      <text:p text:style-name="P5"><text:span text:style-name="T3"><text:line-break/>le programme maître a besoin de récupérer une clef par exemple <text:s/>le n° client lors d’une prise de commande, le fichier client est maintenu par la comptabilité, donc il va demander <text:s/>au programme visu etc  qui lui vas lui renvoyer le n° de client ou dire qu’il ne peut pas.<text:line-break/> <text:line-break/></text:span><text:span text:style-name="T4">Entrons dans plus de détail :</text:span></text:p>
      <text:p text:style-name="P5"><text:span text:style-name="T8">module zmmap.zig</text:span><text:span text:style-name="T4"><text:line-break/>pour traiter les fichiers MMAP nous avons <text:s/>besoin d’une clef unique valable une fois si vous avez besoin de plus veuillez avoir un OS de temps réel</text:span></text:p>
      <text:p text:style-name="P2"><text:line-break/>const timesStamp_ms: u64 = @bitCast(std.time.milliTimestamp()); <text:span text:style-name="T4">sur des gros systèmes ou plus de 5000 utilisateurs en temps réel je n’ai jamais eu de problèmes.<text:line-break/><text:line-break/>Cette clef vas permettre de génerer </text:span><text:span text:style-name="T5">5</text:span><text:span text:style-name="T4"> fichier</text:span><text:span text:style-name="T5">s </text:span><text:span text:style-name="T4"><text:s/>MMAP <text:line-break/>KEY.timesStamp = la KEY pour la cryptographie<text:line-break/>NONCE.timesStamp = sa contrepartie pour la cryptographie</text:span></text:p>
      <text:p text:style-name="P3">TAG.tmiesStamp = la clef de sécurité pour la cryptographie</text:p>
      <text:p text:style-name="P3"><text:line-break/><text:span text:style-name="T7">souvent, dans les </text:span><text:span text:style-name="T8">sujets sur les forums</text:span><text:span text:style-name="T7">, C/C++ ou autre, le problème de la confidentialité était émis, car la cryptologie n’étant pas encore quelque chose d’usuel, </text:span><text:span text:style-name="T17">avec l’option SHARED</text:span><text:span text:style-name="T7">.<text:line-break/><text:line-break/></text:span>la LDA est composée de deux partie<text:span text:style-name="T8">s</text:span> <text:span text:style-name="T7">donc deux fichiers</text:span> :<text:line-break/><text:span text:style-name="T6">LOG</text:span> : <text:line-break/><text:tab/> reply<text:tab/>= oui je r<text:span text:style-name="T6">é</text:span>pond<text:span text:style-name="T6">s</text:span> <text:span text:style-name="T6">à</text:span> la demande <text:span text:style-name="T6">ou non je n’ai pas trouvé.</text:span></text:p>
      <text:p text:style-name="P3"><text:tab/>abord<text:tab/>= permet de dire que je quitte tout pour revenir non pas au programme appelant mais <text:tab/><text:tab/>au menu gén<text:span text:style-name="T6">é</text:span>ral.</text:p>
      <text:p text:style-name="P3"><text:tab/>user</text:p>
      <text:p text:style-name="P3"><text:tab/>init<text:tab/>= non du programme appelant.</text:p>
      <text:p text:style-name="P3"><text:tab/>echo<text:tab/>= non du programme appelé.</text:p>
      <text:p text:style-name="P3"><text:span text:style-name="T6">UDS</text:span>:<text:tab/><text:span text:style-name="T7">zuds</text:span><text:span text:style-name="T6"><text:tab/>= []const u8 comprenant toute la structure UDS </text:span><text:line-break/>partie ou se trouve les champs pour la demande et l<text:span text:style-name="T6">a</text:span> réponse <text:span text:style-name="T7">comprenant un séparateur de champ ‘|’</text:span></text:p>
      <text:p text:style-name="P4"><text:span text:style-name="T6"><text:line-break/><text:line-break/>UDS</text:span>.timesStamp = <text:s/>la <text:span text:style-name="T6">structure</text:span> (UDS) cryptée</text:p>
      <text:p text:style-name="P3">LOG.timesStamp= <text:s text:c="2"/><text:span text:style-name="T6">les champs permettant d’avoir un suivi</text:span></text:p>
      <text:p text:style-name="P3"><text:line-break/><text:span text:style-name="T6">au début j’avais un f</text:span><text:span text:style-name="T7">i</text:span><text:span text:style-name="T6">chier LDA mais le cryptage <text:s/>me rendais la vie impossible </text:span><text:span text:style-name="T7">avec 2 séparateurs de champ et voulant garder l’indépendance de la structure UDS</text:span><text:span text:style-name="T6"> alors j’ai mis la partie LOG </text:span><text:span text:style-name="T7">et UDS dans deux fichiers<text:line-break/><text:line-break/>n’aillez pas peur les temps de réponse sont époustouflantes</text:span></text:p>
      <text:p text:style-name="P7"><text:span text:style-name="T10">processus du programme m</text:span><text:span text:style-name="T11">a</text:span><text:span text:style-name="T10">ître</text:span><text:line-break/><text:line-break/><text:tab/>// initialisation communication</text:p>
      <text:p text:style-name="P9"><text:tab/>var UDS : COMUDS = initUDS();<text:line-break/><text:span text:style-name="T9">j’ai fait un fichier source UDS.zig que j’ai copié dans les deux programmes Pcall et Ecurses pour l’exemple pour comprendre et tester ...<text:line-break/>mais ce n’est pas la solution que je prendrais, je préfère un module </text:span><text:span text:style-name="T10">standard </text:span><text:span text:style-name="T9">plus complexe pour l’ensemble de mes applications. </text:span><text:line-break/><text:line-break/><text:tab/>var LDA = map.<text:span text:style-name="T21">master</text:span>Mmap()<text:line-break/><text:tab/>créer les fichiers , initialise le contexte de cryptographie , <text:span text:style-name="T9">et initialiser la LDA.<text:line-break/><text:line-break/><text:tab/></text:span><text:span text:style-name="T10">g</text:span><text:span text:style-name="T9">etPgmArgs(); <text:line-break/><text:tab/></text:span><text:span text:style-name="T10">récupère le nom du programme pour le mettre dans le champ </text:span><text:span text:style-name="T18">LDA.</text:span><text:span text:style-name="T10">init<text:line-break/></text:span></text:p>
      <text:p text:style-name="P18">le programme attend le nom <text:s/><text:span text:style-name="T18">dans LDA.zua3</text:span> le reste est pour tester les champs <text:line-break/><text:tab/>// parametrage <text:s/>UDS</text:p>
      <text:p text:style-name="P8"><text:tab/>LDA.init <text:s/>= pgmName ; // programme Master</text:p>
      <text:p text:style-name="P8"><text:tab/>UDS.zua1 <text:s/>= "bonjour";</text:p>
      <text:p text:style-name="P8"><text:tab/>UDS.zua2 <text:s/>= "Nom";</text:p>
      <text:p text:style-name="P8"><text:tab/>UDS.zun5 <text:s/>= "123456.0123";</text:p>
      <text:p text:style-name="P8"><text:tab/>UDS.zu8 <text:s text:c="2"/>= 25;</text:p>
      <text:p text:style-name="P10"><text:tab/>UDS.zcomit <text:s/>= false;<text:line-break/><text:line-break/><text:span text:style-name="T10">on écrit la LDA </text:span><text:line-break/>map.writeLDA(&amp;LDA); <text:line-break/><text:line-break/><text:span text:style-name="T10">on passe la main au programme Ecursed</text:span><text:line-break/>try mdl.callPgmPid("APPTERM", "Ecursed", map.getParm()); <text:line-break/><text:line-break/><text:tab/><text:span text:style-name="T10">Ici « APPTERM » <text:s/>est un programme qui fabrique un terminal avec la libvte3 <text:s/>ce terminal <text:tab/>vous donne la possibilité de gér</text:span><text:span text:style-name="T11">er</text:span><text:span text:style-name="T10"> « ALT-F4 » et d’autre fonctions, </text:span><text:span text:style-name="T11">et</text:span><text:span text:style-name="T10"> ouvre une console avec <text:tab/>pour paramètre le nom du programme (Ecursed </text:span><text:span text:style-name="T11">étant un programme interactif</text:span><text:span text:style-name="T10">) et son <text:tab/>paramètre.<text:line-break/><text:tab/></text:span><text:span text:style-name="T11">Je n’ai pas traduit en langage Zig il est écrit en « C /CPP» <text:s text:c="2"/>très simple et facile </text:span><text:span text:style-name="T12">à</text:span><text:span text:style-name="T11"> lire <text:line-break/><text:tab/></text:span><text:span text:style-name="T12">nécessitant à des appels à des lib écrite en « C » et sécurisés.</text:span></text:p>
      <text:p text:style-name="P10"><text:span text:style-name="T10"><text:line-break/><text:tab/>La fonction getParm() renvoie le TimesSampt qui à servie a initialisé les fichiers « mmap »<text:line-break/><text:line-break/><text:tab/></text:span><text:span text:style-name="T11">il est possible de remplacer par APPTERM par « sh » <text:s/>pour dialoguer avec un programme de <text:tab/>type batch ne nécessitant le mode interactif<text:line-break/></text:span><text:span text:style-name="T12"><text:tab/></text:span><text:span text:style-name="T19">l</text:span><text:span text:style-name="T12">e type sh : args = .{ "/bin/sh", "-c", cmd };</text:span></text:p>
      <text:p text:style-name="P11"><text:tab/><text:span text:style-name="T19">l</text:span>e type APPTERM est plus complexe.<text:line-break/><text:line-break/>Puis on récupère la LDA<text:line-break/><text:tab/>LDA = map.readLDA();</text:p>
      <text:p text:style-name="P14"><text:tab/>UDS = ldaToUDS(LDA);<text:line-break/><text:line-break/><text:span text:style-name="T14">Supprime les fichiers TAG LOG UDS</text:span><text:line-break/><text:tab/><text:span text:style-name="T21">released</text:span>()<text:line-break/><text:span text:style-name="T14">fin de la conversation entre processus</text:span><text:line-break/></text:p>
      <text:p text:style-name="P12">processus du programme ECHO :<text:line-break/></text:p>
      <text:p text:style-name="P13"><text:tab/>recupération du nom du programme appeler et de la clef (paramètre TimesStamp)<text:line-break/><text:tab/>getPgmArgs();<text:line-break/><text:tab/>var UDS : COMUDS =initUDS();<text:line-break/><text:line-break/><text:tab/>var LDA = map.echoMmap(pgmPARM) <text:line-break/><text:span text:style-name="T13">ouvre <text:s/>tous les fichiers MMAP <text:line-break/>lis les fichiers KEY, NONCE , et les supprime.<text:line-break/></text:span></text:p>
      <text:p text:style-name="P13"/>
      <text:p text:style-name="P19">On récupère la LDA et UDS<text:line-break/><text:tab/>LDA = map.readLDA();<text:line-break/><text:tab/>UDS = ldaToUDS(LDA);<text:line-break/><text:line-break/>// ---- work --------<text:line-break/>// ---- end work----<text:line-break/></text:p>
      <text:p text:style-name="P15">exemple simple</text:p>
      <text:p text:style-name="P13"><text:span text:style-name="T13">on </text:span><text:span text:style-name="T15">é</text:span><text:span text:style-name="T13">crit dans la LDA<text:line-break/><text:tab/>LDA.echo <text:s/>= pgmName;</text:span></text:p>
      <text:p text:style-name="P19"><text:tab/>LDA.reply = true;<text:tab/>// j’ai la réponse<text:line-break/><text:tab/>// LDA.abord = false <text:s text:c="2"/>réponse par défaut</text:p>
      <text:p text:style-name="P19"><text:tab/>UDS.zua1 <text:s/>= "j'ai bien reçu votre message";</text:p>
      <text:p text:style-name="P13"><text:span text:style-name="T13"><text:tab/>UDS.zua3 <text:s/>= "Jean-Pierre"; <text:s/>// </text:span><text:span text:style-name="T15">ou </text:span><text:span text:style-name="T13"><text:s/>va</text:span><text:span text:style-name="T15">r</text:span><text:span text:style-name="T13">iable </text:span></text:p>
      <text:p text:style-name="P19"><text:tab/>UDS.zun5 <text:s/>= "0";</text:p>
      <text:p text:style-name="P20"><text:tab/>UDS.zu8 <text:s text:c="2"/>= <text:span text:style-name="T20">72</text:span>;</text:p>
      <text:p text:style-name="P16"><text:span text:style-name="T13"><text:tab/>UDS.zcomit = true;<text:line-break/><text:line-break/><text:tab/>udsToLDA(UDS, &amp;LDA);<text:line-break/><text:tab/></text:span><text:span text:style-name="T12">map.writeLDA(&amp;LDA);</text:span></text:p>
      <text:p text:style-name="P22"/>
      <text:p text:style-name="P16"><text:span text:style-name="T20">f</text:span><text:span text:style-name="T13">in du programme <text:s/>ECHO</text:span></text:p>
      <text:p text:style-name="P25">Annexe :</text:p>
      <text:p text:style-name="P23"/>
      <text:p text:style-name="P23"/>
      <text:p text:style-name="P23">vous pouvez avoir besoin <text:span text:style-name="T22">dans le même job d’</text:span>une demande déjà active</text:p>
      <text:p text:style-name="P23"/>
      <text:p text:style-name="P23">vous devez sauvegarder </text:p>
      <text:p text:style-name="P23"><text:tab/>savEnvMmap()</text:p>
      <text:p text:style-name="P23"><text:s/></text:p>
      <text:p text:style-name="P23">ça sauvegarde le contexte complet de la demande initial<text:line-break/><text:line-break/>puis vous r<text:span text:style-name="T22">éini</text:span>t<text:span text:style-name="T22">i</text:span>alisez la nouvelle communication<text:line-break/><text:tab/>LDA = undefined;</text:p>
      <text:p text:style-name="P23"><text:tab/>UDS = initUDS();</text:p>
      <text:p text:style-name="P23"><text:tab/>LDA = map.masterMmap() catch @panic("erreur system zmmap");<text:line-break/><text:line-break/><text:tab/>Code…….</text:p>
      <text:p text:style-name="P23"/>
      <text:p text:style-name="P23">Pour revenir au point initiale</text:p>
      <text:p text:style-name="P23"><text:tab/>map.rstEnvMmap();</text:p>
      <text:p text:style-name="P23"><text:tab/>ça restaure et nettoie les fichiers </text:p>
      <text:p text:style-name="P23"><text:tab/> finir la transaction de retour répondre à l’appelant</text:p>
      <text:p text:style-name="P23"><text:tab/>LDA = map.readLDA();</text:p>
      <text:p text:style-name="P26"><text:span text:style-name="T21"><text:tab/>UDS = ldaToUDS(LDA)<text:line-break/><text:line-break/><text:tab/>Code…….</text:span></text:p>
      <text:p text:style-name="P26"/>
      <text:p text:style-name="P26"><text:span text:style-name="T21"><text:tab/></text:span><text:span text:style-name="T23">Fin de programme initial <text:s text:c="3"/>exécutez releazed()</text:span><text:span text:style-name="T21"><text:line-break/><text:line-break/><text:line-break/></text:span>le processus décrit <text:s/>concerne la gestion des communications entre les différents programmes dans un environnement où plusieurs programmes peuvent être en cours d'exécution simultanément. Voici une interprétation mise à jour :</text:p>
      <text:list text:style-name="L1">
        <text:list-item>
          <text:p text:style-name="P28">La première partie indique qu'il peut y avoir plusieurs communications entre les différents programmes (A, B, C, X) dans un système.</text:p>
        </text:list-item>
        <text:list-item>
          <text:p text:style-name="P28">Pour gérer ces communications, il est nécessaire de sauvegarder le contexte complet de la demande initiale pour chaque programme.</text:p>
        </text:list-item>
        <text:list-item>
          <text:p text:style-name="P28">Ensuite, le processus réinitialise la communication pour traiter une nouvelle demande, en s'assurant que toutes les variables et les paramètres sont correctement configurés pour le nouveau processus.</text:p>
        </text:list-item>
        <text:list-item>
          <text:p text:style-name="P28">Lorsqu'un programme revient au point initial après avoir effectué une série de communications, il doit restaurer et nettoyer les fichiers pour assurer l'intégrité du système.</text:p>
        </text:list-item>
        <text:list-item>
          <text:p text:style-name="P27">La transaction est finalisée en répondant à l'appelant, en lisant les données sauvegardées précédemment et en les convertissant en un format utilisable.</text:p>
        </text:list-item>
      </text:list>
      <text:p text:style-name="Text_20_body">Ce processus semble être une manière organisée de gérer les interactions entre les différents programmes dans un environnement informatique complexe.</text:p>
      <text:p text:style-name="P24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51:51.340368965</meta:creation-date>
    <dc:title>A4</dc:title>
    <meta:editing-duration>PT1H39M1S</meta:editing-duration>
    <meta:editing-cycles>7</meta:editing-cycles>
    <meta:generator>LibreOffice/24.2.0.3$Linux_X86_64 LibreOffice_project/420$Build-3</meta:generator>
    <dc:date>2024-03-15T01:44:12.222461816</dc:date>
    <meta:document-statistic meta:table-count="0" meta:image-count="0" meta:object-count="0" meta:page-count="5" meta:paragraph-count="63" meta:word-count="1184" meta:character-count="7496" meta:non-whitespace-character-count="6212"/>
    <meta:template xlink:type="simple" xlink:actuate="onRequest" xlink:title="A4" xlink:href="../../.config/libreoffice/4/user/template/Styles/A4.ott" meta:date="2024-03-13T10:51:50.941487083"/>
  </office:meta>
</office:document-meta>
</file>